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DejaVu Sans Mono" fo:font-size="7pt" officeooo:rsid="001dff53" officeooo:paragraph-rsid="001dff53" fo:background-color="transparent" style:font-size-asian="7pt" style:font-size-complex="7pt"/>
    </style:style>
    <style:style style:name="P2" style:family="paragraph" style:parent-style-name="Standard">
      <style:text-properties style:font-name="DejaVu Sans Mono" fo:font-size="7pt" officeooo:rsid="001dff53" officeooo:paragraph-rsid="001dff53" fo:background-color="transparent" style:font-size-asian="7pt" style:font-size-complex="7pt"/>
    </style:style>
    <style:style style:name="P3" style:family="paragraph" style:parent-style-name="Standard">
      <style:text-properties style:font-name="DejaVu Sans Mono" fo:font-size="7pt" officeooo:rsid="001dff53" officeooo:paragraph-rsid="001f4786" fo:background-color="transparent" style:font-size-asian="7pt" style:font-size-complex="7pt"/>
    </style:style>
    <style:style style:name="P4" style:family="paragraph" style:parent-style-name="Standard">
      <style:text-properties style:font-name="DejaVu Sans Mono" fo:font-size="7pt" officeooo:paragraph-rsid="001dff53" fo:background-color="transparent" style:font-size-asian="7pt" style:font-size-complex="7pt"/>
    </style:style>
    <style:style style:name="P5" style:family="paragraph" style:parent-style-name="Standard">
      <style:text-properties style:font-name="DejaVu Sans Mono" fo:font-size="7pt" officeooo:paragraph-rsid="001f4786" fo:background-color="transparent" style:font-size-asian="7pt" style:font-size-complex="7pt"/>
    </style:style>
    <style:style style:name="P6" style:family="paragraph" style:parent-style-name="Standard">
      <style:text-properties style:font-name="DejaVu Sans Mono" fo:font-size="7pt" officeooo:paragraph-rsid="00228247" fo:background-color="transparent" style:font-size-asian="7pt" style:font-size-complex="7pt"/>
    </style:style>
    <style:style style:name="P7" style:family="paragraph" style:parent-style-name="Standard">
      <style:text-properties fo:color="#ff00ff" style:font-name="DejaVu Sans Mono" fo:font-size="7pt" officeooo:rsid="001dff53" officeooo:paragraph-rsid="001dff53" fo:background-color="transparent" style:font-size-asian="7pt" style:font-size-complex="7pt"/>
    </style:style>
    <style:style style:name="P8" style:family="paragraph" style:parent-style-name="Standard">
      <style:text-properties fo:color="#ff00ff" style:font-name="DejaVu Sans Mono" fo:font-size="7pt" officeooo:rsid="001dff53" officeooo:paragraph-rsid="001f4786" fo:background-color="transparent" style:font-size-asian="7pt" style:font-size-complex="7pt"/>
    </style:style>
    <style:style style:name="P9" style:family="paragraph" style:parent-style-name="Standard">
      <style:text-properties fo:color="#b84700" style:font-name="DejaVu Sans Mono" fo:font-size="7pt" officeooo:paragraph-rsid="001dff53" fo:background-color="transparent" style:font-size-asian="7pt" style:font-size-complex="7pt"/>
    </style:style>
    <style:style style:name="P10" style:family="paragraph" style:parent-style-name="Standard">
      <style:text-properties fo:color="#b84700" style:font-name="DejaVu Sans Mono" fo:font-size="7pt" officeooo:paragraph-rsid="001f4786" fo:background-color="transparent" style:font-size-asian="7pt" style:font-size-complex="7pt"/>
    </style:style>
    <style:style style:name="P11" style:family="paragraph" style:parent-style-name="Standard">
      <style:text-properties fo:color="#00cc00" style:font-name="DejaVu Sans Mono" fo:font-size="7pt" officeooo:rsid="001dff53" officeooo:paragraph-rsid="001dff53" fo:background-color="transparent" style:font-size-asian="7pt" style:font-size-complex="7pt"/>
    </style:style>
    <style:style style:name="P12" style:family="paragraph" style:parent-style-name="Standard">
      <style:text-properties fo:color="#00cc00" style:font-name="DejaVu Sans Mono" fo:font-size="7pt" officeooo:rsid="001dff53" officeooo:paragraph-rsid="001f4786" fo:background-color="transparent" style:font-size-asian="7pt" style:font-size-complex="7pt"/>
    </style:style>
    <style:style style:name="P13" style:family="paragraph" style:parent-style-name="Standard">
      <style:text-properties fo:color="#ff6600" style:font-name="DejaVu Sans Mono" fo:font-size="7pt" officeooo:rsid="001dff53" officeooo:paragraph-rsid="00228247" fo:background-color="transparent" style:font-size-asian="7pt" style:font-size-complex="7pt"/>
    </style:style>
    <style:style style:name="P14" style:family="paragraph" style:parent-style-name="Standard">
      <style:text-properties fo:color="#ff6600" style:font-name="DejaVu Sans Mono" fo:font-size="7pt" officeooo:rsid="001dff53" officeooo:paragraph-rsid="00246c17" fo:background-color="transparent" style:font-size-asian="7pt" style:font-size-complex="7pt"/>
    </style:style>
    <style:style style:name="P15" style:family="paragraph" style:parent-style-name="Standard">
      <style:text-properties style:font-name="DejaVu Sans Mono" fo:font-size="7pt" officeooo:rsid="001dff53" officeooo:paragraph-rsid="001f4786" fo:background-color="transparent" style:font-size-asian="7pt" style:font-size-complex="7pt"/>
    </style:style>
    <style:style style:name="P16" style:family="paragraph" style:parent-style-name="Standard">
      <style:text-properties style:font-name="DejaVu Sans Mono" fo:font-size="7pt" officeooo:rsid="001dff53" officeooo:paragraph-rsid="001dff53" fo:background-color="transparent" style:font-size-asian="7pt" style:font-size-complex="7pt"/>
    </style:style>
    <style:style style:name="P17" style:family="paragraph" style:parent-style-name="Standard">
      <style:text-properties style:font-name="DejaVu Sans Mono" fo:font-size="7pt" officeooo:paragraph-rsid="001dff53" fo:background-color="transparent" style:font-size-asian="7pt" style:font-size-complex="7pt"/>
    </style:style>
    <style:style style:name="P18" style:family="paragraph" style:parent-style-name="Standard">
      <style:text-properties fo:color="#00cc00" style:font-name="DejaVu Sans Mono" fo:font-size="7pt" officeooo:rsid="001dff53" officeooo:paragraph-rsid="001f4786" fo:background-color="transparent" style:font-size-asian="7pt" style:font-size-complex="7pt"/>
    </style:style>
    <style:style style:name="P19" style:family="paragraph" style:parent-style-name="Standard">
      <style:text-properties fo:color="#ff6600" style:font-name="DejaVu Sans Mono" fo:font-size="7pt" officeooo:rsid="001dff53" officeooo:paragraph-rsid="00228247" fo:background-color="transparent" style:font-size-asian="7pt" style:font-size-complex="7pt"/>
    </style:style>
    <style:style style:name="P20" style:family="paragraph" style:parent-style-name="Standard">
      <style:text-properties fo:color="#ff6600" style:font-name="DejaVu Sans Mono" fo:font-size="7pt" officeooo:rsid="00259911" officeooo:paragraph-rsid="00259911" fo:background-color="transparent" style:font-size-asian="7pt" style:font-size-complex="7pt"/>
    </style:style>
    <style:style style:name="P21" style:family="paragraph" style:parent-style-name="Standard">
      <style:text-properties fo:color="#ff6600" style:font-name="DejaVu Sans Mono" fo:font-size="7pt" officeooo:rsid="00283859" officeooo:paragraph-rsid="00283859" fo:background-color="transparent" style:font-size-asian="7pt" style:font-size-complex="7pt"/>
    </style:style>
    <style:style style:name="P22" style:family="paragraph" style:parent-style-name="Standard">
      <style:text-properties fo:color="#ff00ff" style:font-name="DejaVu Sans Mono" fo:font-size="7pt" officeooo:rsid="00283859" officeooo:paragraph-rsid="00283859" fo:background-color="transparent" style:font-size-asian="7pt" style:font-size-complex="7pt"/>
    </style:style>
    <style:style style:name="T1" style:family="text">
      <style:text-properties officeooo:rsid="001dff53"/>
    </style:style>
    <style:style style:name="T2" style:family="text">
      <style:text-properties fo:color="#ff00ff" officeooo:rsid="001dff53"/>
    </style:style>
    <style:style style:name="T3" style:family="text">
      <style:text-properties officeooo:rsid="001f4786"/>
    </style:style>
    <style:style style:name="T4" style:family="text">
      <style:text-properties officeooo:rsid="0020cc11"/>
    </style:style>
    <style:style style:name="T5" style:family="text">
      <style:text-properties fo:background-color="#c0c0c0" loext:char-shading-value="0"/>
    </style:style>
    <style:style style:name="T6" style:family="text">
      <style:text-properties officeooo:rsid="001dff53" fo:background-color="#c0c0c0" loext:char-shading-value="0"/>
    </style:style>
    <style:style style:name="T7" style:family="text">
      <style:text-properties fo:color="#00cc00" officeooo:rsid="001dff53"/>
    </style:style>
    <style:style style:name="T8" style:family="text">
      <style:text-properties fo:color="#ff6600"/>
    </style:style>
    <style:style style:name="T9" style:family="text">
      <style:text-properties fo:color="#ff6600" officeooo:rsid="001dff53"/>
    </style:style>
    <style:style style:name="T10" style:family="text">
      <style:text-properties officeooo:rsid="00246c17"/>
    </style:style>
    <style:style style:name="T11" style:family="text">
      <style:text-properties fo:background-color="#b2b2b2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 ?&gt;</text:p>
      <text:p text:style-name="P1">&lt;!DOCTYPE Xdmf SYSTEM "Xdmf.dtd" [</text:p>
      <text:p text:style-name="P1">&lt;!ENTITY nxnynz "<text:span text:style-name="T5">128 128 128</text:span>"&gt;</text:p>
      <text:p text:style-name="P1">]&gt;</text:p>
      <text:p text:style-name="P1">&lt;Xdmf Version="2.0"&gt; <text:s/></text:p>
      <text:p text:style-name="P1">&lt;Domain&gt; <text:s/></text:p>
      <text:p text:style-name="P1">&lt;Grid Name="Box" GridType="Collection" CollectionType="Temporal"&gt;</text:p>
      <text:p text:style-name="P2"/>
      <text:p text:style-name="P2">&lt;!-- First time step --&gt; <text:s text:c="3"/></text:p>
      <text:p text:style-name="P2">&lt;Grid Name="FLUSI_cartesian_grid" GridType="Uniform"&gt;</text:p>
      <text:p text:style-name="P4"><text:span text:style-name="T1"><text:s text:c="4"/>&lt;Time Value="</text:span><text:span text:style-name="T6">1.00000000E-01</text:span><text:span text:style-name="T1">" /&gt;</text:span></text:p>
      <text:p text:style-name="P4"/>
      <text:p text:style-name="P2"><text:s text:c="4"/>&lt;Topology TopologyType="3DCoRectMesh" Dimensions=<text:span text:style-name="T11">"&amp;nxnynz;"</text:span> /&gt;</text:p>
      <text:p text:style-name="P2"/>
      <text:p text:style-name="P2"><text:s text:c="4"/>&lt;Geometry GeometryType="Origin_DxDyDz"&gt;</text:p>
      <text:p text:style-name="P2"><text:s text:c="6"/>&lt;DataItem Dimensions="3" NumberType="Float" Format="XML"&gt;</text:p>
      <text:p text:style-name="P2"><text:s text:c="6"/>0 0 0</text:p>
      <text:p text:style-name="P2"><text:s text:c="6"/>&lt;/DataItem&gt;</text:p>
      <text:p text:style-name="P2"/>
      <text:p text:style-name="P2"><text:s text:c="6"/>&lt;DataItem Dimensions="3" NumberType="Float" Format="XML"&gt;</text:p>
      <text:p text:style-name="P4"><text:span text:style-name="T1"><text:s text:c="7"/></text:span><text:span text:style-name="T6">2.34375000E-02 <text:s/>2.34375000E-02 <text:s/>2.34375000E-02</text:span></text:p>
      <text:p text:style-name="P2"><text:s text:c="6"/>&lt;/DataItem&gt;</text:p>
      <text:p text:style-name="P2"><text:s text:c="4"/>&lt;/Geometry&gt;</text:p>
      <text:p text:style-name="P2"><text:s/></text:p>
      <text:p text:style-name="P4"><text:span text:style-name="T1"><text:s text:c="4"/></text:span><text:span text:style-name="T2">&lt;!--Scalar--&gt;</text:span></text:p>
      <text:p text:style-name="P7"><text:s text:c="4"/>&lt;Attribute Name="<text:span text:style-name="T5">mask</text:span>" AttributeType="Scalar" Center="Node"&gt;</text:p>
      <text:p text:style-name="P7"><text:s text:c="4"/>&lt;DataItem Dimensions="&amp;nxnynz;" NumberType="Float" Format="HDF"&gt;</text:p>
      <text:p text:style-name="P7"><text:s text:c="4"/><text:span text:style-name="T5">mask_00010.h5:/mask</text:span></text:p>
      <text:p text:style-name="P7"><text:s text:c="4"/>&lt;/DataItem&gt;</text:p>
      <text:p text:style-name="P7"><text:s text:c="4"/>&lt;/Attribute&gt;</text:p>
      <text:p text:style-name="P13"/>
      <text:p text:style-name="P22"><text:s/><text:span text:style-name="T8"><text:s text:c="3"/>&lt;Attribute Name="mask" AttributeType="Scalar" Center="Node"&gt;</text:span></text:p>
      <text:p text:style-name="P21"><text:s text:c="4"/>&lt;DataItem ItemType="HyperSlab"</text:p>
      <text:p text:style-name="P21"><text:s text:c="6"/>Dimensions="<text:span text:style-name="T11">&amp;subnxnynz;</text:span>"</text:p>
      <text:p text:style-name="P21"><text:s text:c="6"/>Type="HyperSlab"&gt;</text:p>
      <text:p text:style-name="P21"><text:s text:c="6"/>&lt;DataItem</text:p>
      <text:p text:style-name="P21"><text:s text:c="8"/>Dimensions="3 3"</text:p>
      <text:p text:style-name="P21"><text:s text:c="8"/>Format="XML"&gt;</text:p>
      <text:p text:style-name="P21"><text:s text:c="8"/>1 1 1</text:p>
      <text:p text:style-name="P21"><text:tab/>2 2 2 </text:p>
      <text:p text:style-name="P21"><text:s text:c="8"/><text:span text:style-name="T11">&amp;subnxnynz</text:span>; </text:p>
      <text:p text:style-name="P21"><text:s text:c="6"/>&lt;/DataItem&gt;</text:p>
      <text:p text:style-name="P21"><text:s text:c="6"/>&lt;DataItem</text:p>
      <text:p text:style-name="P21"><text:s text:c="8"/>Name="mask"</text:p>
      <text:p text:style-name="P21"><text:s text:c="8"/>Dimensions="<text:span text:style-name="T11">&amp;nxnynz;</text:span>"</text:p>
      <text:p text:style-name="P21"><text:s text:c="8"/>Format="HDF"&gt;</text:p>
      <text:p text:style-name="P21"><text:s text:c="8"/><text:span text:style-name="T11">mask_006250.h5:/mask</text:span></text:p>
      <text:p text:style-name="P21"><text:s text:c="6"/>&lt;/DataItem&gt;</text:p>
      <text:p text:style-name="P21"><text:s text:c="4"/>&lt;/DataItem&gt;</text:p>
      <text:p text:style-name="P21"><text:s text:c="4"/>&lt;/Attribute&gt;</text:p>
      <text:p text:style-name="P2"><text:s text:c="2"/></text:p>
      <text:p text:style-name="P4"><text:span text:style-name="T1"><text:s text:c="4"/></text:span><text:span text:style-name="T7">&lt;!--Vector--&gt;</text:span></text:p>
      <text:p text:style-name="P11"><text:s text:c="4"/>&lt;Attribute Name="<text:span text:style-name="T5">us</text:span>" AttributeType="Vector" Center="Node"&gt;</text:p>
      <text:p text:style-name="P11"><text:s text:c="4"/>&lt;DataItem ItemType="Function" Function="JOIN($0, $1, $2)" Dimensions="&amp;nxnynz; 3" NumberType="Float"&gt;<text:tab/> <text:s text:c="7"/></text:p>
      <text:p text:style-name="P11"><text:tab/>&lt;DataItem Dimensions="&amp;nxnynz;" NumberType="Float" Format="HDF"&gt;</text:p>
      <text:p text:style-name="P11"><text:tab/><text:span text:style-name="T5">usx_00010.h5:/usx</text:span></text:p>
      <text:p text:style-name="P11"><text:tab/>&lt;/DataItem&gt;</text:p>
      <text:p text:style-name="P11"><text:s text:c="8"/></text:p>
      <text:p text:style-name="P11"><text:tab/>&lt;DataItem Dimensions="&amp;nxnynz;" NumberType="Float" Format="HDF"&gt;</text:p>
      <text:p text:style-name="P11"><text:soft-page-break/><text:tab/><text:span text:style-name="T5">usy_00010.h5:/usy</text:span></text:p>
      <text:p text:style-name="P11"><text:tab/>&lt;/DataItem&gt;</text:p>
      <text:p text:style-name="P11"><text:tab/></text:p>
      <text:p text:style-name="P11"><text:s text:c="8"/>&lt;DataItem Dimensions="&amp;nxnynz;" NumberType="Float" Format="HDF"&gt;</text:p>
      <text:p text:style-name="P11"><text:tab/><text:span text:style-name="T5">usz_00010.h5:/usz</text:span></text:p>
      <text:p text:style-name="P11"><text:tab/>&lt;/DataItem&gt;<text:tab/></text:p>
      <text:p text:style-name="P11"><text:s text:c="4"/>&lt;/DataItem&gt;</text:p>
      <text:p text:style-name="P9"><text:span text:style-name="T7"><text:s text:c="4"/>&lt;/Attribute&gt; <text:s/></text:span><text:span text:style-name="T1"><text:s text:c="4"/></text:span></text:p>
      <text:p text:style-name="P2">&lt;/Grid&gt;</text:p>
      <text:p text:style-name="P2"/>
      <text:p text:style-name="P3">&lt;!-- <text:span text:style-name="T3">second</text:span> time step --&gt; <text:s text:c="3"/></text:p>
      <text:p text:style-name="P3">&lt;Grid Name="FLUSI_cartesian_grid" GridType="Uniform"&gt;</text:p>
      <text:p text:style-name="P3"><text:s text:c="4"/>&lt;Time Value="2.00000000E-01" /&gt;</text:p>
      <text:p text:style-name="P3"><text:s text:c="4"/>&lt;Topology TopologyType="3DCoRectMesh" Dimensions="&amp;nxnynz;" /&gt;</text:p>
      <text:p text:style-name="P3"><text:s/></text:p>
      <text:p text:style-name="P3"><text:s text:c="4"/>&lt;Geometry GeometryType="Origin_DxDyDz"&gt;<text:span text:style-name="T4">s</text:span></text:p>
      <text:p text:style-name="P3"><text:s text:c="4"/>&lt;DataItem Dimensions="3" NumberType="Float" Format="XML"&gt;</text:p>
      <text:p text:style-name="P3"><text:s text:c="4"/>0 0 0</text:p>
      <text:p text:style-name="P3"><text:s text:c="4"/>&lt;/DataItem&gt;</text:p>
      <text:p text:style-name="P3"><text:s text:c="4"/>&lt;DataItem Dimensions="3" NumberType="Float" Format="XML"&gt;</text:p>
      <text:p text:style-name="P3"><text:s text:c="5"/>2.34375000E-02 <text:s/>2.34375000E-02 <text:s/>2.34375000E-02</text:p>
      <text:p text:style-name="P3"><text:s text:c="4"/>&lt;/DataItem&gt;</text:p>
      <text:p text:style-name="P3"><text:s text:c="4"/>&lt;/Geometry&gt;</text:p>
      <text:p text:style-name="P3"><text:s/></text:p>
      <text:p text:style-name="P5"><text:span text:style-name="T1"><text:s text:c="4"/></text:span><text:span text:style-name="T2">&lt;!--Scalar--&gt;</text:span></text:p>
      <text:p text:style-name="P8"><text:s text:c="4"/>&lt;Attribute Name="mask" AttributeType="Scalar" Center="Node"&gt;</text:p>
      <text:p text:style-name="P8"><text:s text:c="4"/>&lt;DataItem Dimensions="&amp;nxnynz;" NumberType="Float" Format="HDF"&gt;</text:p>
      <text:p text:style-name="P8"><text:s text:c="4"/>mask_00010.h5:/mask</text:p>
      <text:p text:style-name="P8"><text:s text:c="4"/>&lt;/DataItem&gt;</text:p>
      <text:p text:style-name="P8"><text:s text:c="4"/>&lt;/Attribute&gt;</text:p>
      <text:p text:style-name="P3"><text:s text:c="2"/></text:p>
      <text:p text:style-name="P12"><text:s text:c="4"/>&lt;!--Vector--&gt;</text:p>
      <text:p text:style-name="P12"><text:s text:c="4"/>&lt;Attribute Name="us" AttributeType="Vector" Center="Node"&gt;</text:p>
      <text:p text:style-name="P12"><text:s text:c="4"/>&lt;DataItem ItemType="Function" Function="JOIN($0, $1, $2)" Dimensions="&amp;nxnynz; 3" NumberType="Float"&gt;<text:tab/> <text:s text:c="7"/></text:p>
      <text:p text:style-name="P12"><text:tab/>&lt;DataItem Dimensions="&amp;nxnynz;" NumberType="Float" Format="HDF"&gt;</text:p>
      <text:p text:style-name="P12"><text:tab/>usx_00010.h5:/usx</text:p>
      <text:p text:style-name="P12"><text:tab/>&lt;/DataItem&gt;</text:p>
      <text:p text:style-name="P12"><text:s text:c="8"/></text:p>
      <text:p text:style-name="P12"><text:tab/>&lt;DataItem Dimensions="&amp;nxnynz;" NumberType="Float" Format="HDF"&gt;</text:p>
      <text:p text:style-name="P12"><text:tab/>usy_00010.h5:/usy</text:p>
      <text:p text:style-name="P12"><text:tab/>&lt;/DataItem&gt;</text:p>
      <text:p text:style-name="P12"><text:tab/></text:p>
      <text:p text:style-name="P12"><text:s text:c="8"/>&lt;DataItem Dimensions="&amp;nxnynz;" NumberType="Float" Format="HDF"&gt;</text:p>
      <text:p text:style-name="P12"><text:tab/>usz_00010.h5:/usz</text:p>
      <text:p text:style-name="P12"><text:tab/>&lt;/DataItem&gt;<text:tab/></text:p>
      <text:p text:style-name="P12"><text:s text:c="4"/>&lt;/DataItem&gt;</text:p>
      <text:p text:style-name="P10"><text:span text:style-name="T7"><text:s text:c="4"/>&lt;/Attribute&gt; <text:s/></text:span><text:span text:style-name="T1"><text:s text:c="4"/></text:span></text:p>
      <text:p text:style-name="P3">&lt;/Grid&gt;</text:p>
      <text:p text:style-name="P2"/>
      <text:p text:style-name="P1">&lt;/Grid&gt;</text:p>
      <text:p text:style-name="P1">&lt;/Domain&gt;</text:p>
      <text:p text:style-name="P1">&lt;/Xdmf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Engels</meta:initial-creator>
    <meta:creation-date>2013-06-12T18:02:52</meta:creation-date>
    <dc:date>2015-03-05T17:13:26.601985128</dc:date>
    <dc:creator>Thomas Engels</dc:creator>
    <meta:editing-duration>PT5H16M17S</meta:editing-duration>
    <meta:editing-cycles>11</meta:editing-cycles>
    <meta:generator>LibreOffice/4.2.8.2$Linux_X86_64 LibreOffice_project/420$Build-2</meta:generator>
    <meta:document-statistic meta:table-count="0" meta:image-count="0" meta:object-count="0" meta:page-count="2" meta:paragraph-count="104" meta:word-count="222" meta:character-count="3064" meta:non-whitespace-character-count="2522"/>
  </office:meta>
</office:document-meta>
</file>